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ist_20_1"/>
    <style:style style:name="P3" style:family="paragraph" style:parent-style-name="Standard" style:list-style-name="L1"/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pen SCADA system — OpenSCADA 0.8.0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1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8.0.pdf">file</text:a></text:p>
      <text:p text:style-name="Text_20_body"><text:a xlink:type="simple" xlink:href="http://wiki.oscada.org/HomePageEn/Function" office:name="!.function">Characterizations and demands</text:a> — <draw:frame draw:style-name="fr1" draw:name="Графічний об'єкт2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file</text:a></text:p>
      <text:h text:style-name="Heading_20_2" text:outline-level="2">Main system documents</text:h>
      <text:p text:style-name="Text_20_body">Main document about OpenSCADA system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Terms" office:name="!.terms">Terms and abbreviation</text:a> — <draw:frame draw:style-name="fr1" draw:name="Графічний об'єкт50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 — <draw:frame draw:style-name="fr1" draw:name="Графічний об'єкт51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file</text:a></text:p>
      <text:p text:style-name="Text_20_body"><text:a xlink:type="simple" xlink:href="http://wiki.oscada.org/HomePageEn/Doc/ModuleBuild?v=pbm" office:name="!.modulebuild">Manual for the creation of modules for OpenSCADA</text:a> — <draw:frame draw:style-name="fr1" draw:name="Графічний об'єкт56" text:anchor-type="as-char" svg:y="-0.365cm" svg:width="0.501cm" svg:height="0.519cm" draw:z-index="62"><draw:image xlink:href="Pictures/1000020100000016000000161F98502B.png" xlink:type="simple" xlink:show="embed" xlink:actuate="onLoad"/></draw:frame><text:a xlink:type="simple" xlink:href="../moduleCreaton.pdf">file</text:a></text:p>
      <text:p text:style-name="Text_20_body"><text:a xlink:type="simple" xlink:href="http://wiki.oscada.org/HomePageEn/Doc/CrashReport" office:name="!.crashreport">Guide to localize crashes and to report about them</text:a> — <draw:frame draw:style-name="fr1" draw:name="Графічний об'єкт52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file</text:a></text:p>
      <text:h text:style-name="Heading_20_2" text:outline-level="2">User API libraries</text:h>
      <text:list xml:id="list1671690348" text:style-name="List_20_1">
        <text:list-item>
          <text:p text:style-name="P2"><text:a xlink:type="simple" xlink:href="http://wiki.oscada.org/HomePageEn/Doc/ProgrammManual#h946-1">User API of the OpenSCADA core object model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4">file</text:a>:</text:p>
          <text:list>
            <text:list-item>
              <text:p text:style-name="P2"><text:a xlink:type="simple" xlink:href="http://wiki.oscada.org/HomePageEn/Doc/JavaLikeCalc#h867-11" office:name="!.javalikecalc">User object API of language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7">file</text:a></text:p>
            </text:list-item>
            <text:list-item>
              <text:p text:style-name="P2"><text:a xlink:type="simple" xlink:href="http://wiki.oscada.org/HomePageEn/Doc/VCAEngine#h887-23" office:name="!.vcaengine">User object API of the visual control area engine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8">file</text:a></text:p>
            </text:list-item>
          </text:list>
        </text:list-item>
        <text:list-item>
          <text:p text:style-name="P2"><text:a xlink:type="simple" xlink:href="http://wiki.oscada.org/HomePageEn/Using/APIFunctionLibs" office:name=".homepageen.using.apifunctionlibs">API functions library of the OpenSCADA object model</text:a>:</text:p>
          <text:list>
            <text:list-item>
              <text:p text:style-name="P2"><text:a xlink:type="simple" xlink:href="http://wiki.oscada.org/HomePageEn/Doc/FLibComplex1" office:name="!.flibcomplex1">The library of functions compatible with SCADA Complex1 of the firm Ltd SIC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The library of standard mathematical functions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The library of system API of user programming area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Using/APIFunctionLibs/TechApp" office:name=".homepageen.using.apifunctionlibs.techapp">Library of models of technological devices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file</text:a></text:p>
            </text:list-item>
          </text:list>
        </text:list-item>
      </text:list>
      <text:h text:style-name="Heading_20_2" text:outline-level="2"><text:a xlink:type="simple" xlink:href="http://wiki.oscada.org/HomePageEn/Using/GraphicElementsLibraries?v=1cy0" office:name=".homepageen.using.graphicelementslibraries">Graphic Elements' libraries of the OpenSCADA system</text:a></text:h>
      <text:list xml:id="list584316841" text:continue-numbering="true" text:style-name="List_20_1">
        <text:list-item>
          <text:p text:style-name="P2"><text:a xlink:type="simple" xlink:href="http://wiki.oscada.org/HomePageEn/Using/GraphicElementsLibraries/MainElements?v=6gz" office:name=".homepageen.using.graphicelementslibraries.mainelements">Main elements library of the user interface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file</text:a></text:p>
        </text:list-item>
        <text:list-item>
          <text:p text:style-name="P2"><text:a xlink:type="simple" xlink:href="http://wiki.oscada.org/HomePageEn/Using/GraphicElementsLibraries/MnemoElements?v=1byg" office:name=".homepageen.using.graphicelementslibraries.mnemoelements">Mnemonic elements library of the user interface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file</text:a></text:p>
        </text:list-item>
        <text:list-item>
          <text:p text:style-name="P2"><text:a xlink:type="simple" xlink:href="http://wiki.oscada.org/HomePageEn/Using/GraphicElementsLibraries/ElectroElements" office:name=".homepageen.using.graphicelementslibraries.electroelements">Electrical elements library of the user interface</text:a> — <draw:frame draw:style-name="fr1" draw:name="Графічний об'єкт55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ElEls.pdf">file</text:a></text:p>
        </text:list-item>
      </text:list>
      <text:h text:style-name="Heading_20_2" text:outline-level="2">Documents to OpenSCADA modules</text:h>
      <text:list xml:id="list1258957469" text:style-name="L1">
        <text:list-item>
          <text:p text:style-name="P3">Subsystem "Archives":</text:p>
        </text:list-item>
      </text:list>
      <text:list xml:id="list381481612" text:style-name="L1">
        <text:list-item>
          <text:list>
            <text:list-item>
              <text:p text:style-name="P3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3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3"><text:soft-page-break/>Subsystem "Data bases (DB)":</text:p>
          <text:list>
            <text:list-item>
              <text:p text:style-name="P3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3"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3"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3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3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3">Subsystem "Data acquisition (DAQ)":</text:p>
          <text:list>
            <text:list-item>
              <text:p text:style-name="P3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3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3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3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3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3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3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3"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3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3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3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3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3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3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3">Subsystem "Transports":</text:p>
          <text:list>
            <text:list-item>
              <text:p text:style-name="P3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3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3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3">Subsystem "Transport protocols":</text:p>
          <text:list>
            <text:list-item>
              <text:p text:style-name="P3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3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3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3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3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3">Subsystem "Special":</text:p>
          <text:list>
            <text:list-item>
              <text:p text:style-name="P3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3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3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3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3">Subsystem "User interfaces":</text:p>
          <text:list>
            <text:list-item>
              <text:p text:style-name="P3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3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3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3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3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3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3"><text:soft-page-break/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3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User.pdf">file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1cm" fo:margin-bottom="1.326cm" fo:margin-left="2cm" fo:margin-right="1.11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2-06-07T17:32:51</dc:date>
    <meta:editing-duration>PT5H21M32S</meta:editing-duration>
    <meta:editing-cycles>36</meta:editing-cycles>
    <meta:generator>LibreOffice/3.5$Linux_x86 LibreOffice_project/350m1$Build-2</meta:generator>
    <meta:document-statistic meta:table-count="0" meta:image-count="63" meta:object-count="0" meta:page-count="3" meta:paragraph-count="78" meta:word-count="500" meta:character-count="2662" meta:non-whitespace-character-count="2236"/>
  </office:meta>
</office:document-meta>
</file>